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1" draw:text-style-name="P2" draw:layer="layout" svg:width="3.937cm" svg:height="0.5cm" draw:transform="rotate (1.5707963267949) translate (1.77cm 7.112cm)">
            <text:p text:style-name="P1"><text:span text:style-name="T1">LEVEL 4</text:span></text:p>
          </draw:rect>
          <draw:rect draw:style-name="gr2" draw:text-style-name="P3" draw:layer="layout" svg:width="24.765cm" svg:height="3.945cm" svg:x="2.27cm" svg:y="3.167cm">
            <text:p/>
          </draw:rect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3" draw:text-style-name="P2" draw:layer="layout" svg:width="3.937cm" svg:height="0.5cm" draw:transform="rotate (1.5707963267949) translate (1.769cm 11.076cm)">
            <text:p text:style-name="P1"><text:span text:style-name="T1">LEVEL 3</text:span></text:p>
          </draw:rect>
          <draw:rect draw:style-name="gr4" draw:text-style-name="P3" draw:layer="layout" svg:width="24.766cm" svg:height="3.945cm" svg:x="2.269cm" svg:y="7.131cm">
            <text:p/>
          </draw:rect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5" draw:text-style-name="P2" draw:layer="layout" svg:width="3.937cm" svg:height="0.5cm" draw:transform="rotate (1.5707963267949) translate (1.77cm 14.986cm)">
            <text:p text:style-name="P1"><text:span text:style-name="T1">LEVEL 2</text:span></text:p>
          </draw:rect>
          <draw:rect draw:style-name="gr6" draw:text-style-name="P3" draw:layer="layout" svg:width="24.765cm" svg:height="3.945cm" svg:x="2.27cm" svg:y="11.041cm">
            <text:p/>
          </draw:rect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7" draw:text-style-name="P2" draw:layer="layout" svg:width="3.937cm" svg:height="0.5cm" draw:transform="rotate (1.5707963267949) translate (1.771cm 18.923cm)">
            <text:p text:style-name="P1"><text:span text:style-name="T1">LEVEL 1</text:span></text:p>
          </draw:rect>
          <draw:rect draw:style-name="gr8" draw:text-style-name="P3" draw:layer="layout" svg:width="24.764cm" svg:height="3.945cm" svg:x="2.271cm" svg:y="14.978cm">
            <text:p/>
          </draw:rect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9" draw:text-style-name="P2" draw:layer="layout" svg:width="4.951cm" svg:height="0.5cm" svg:x="22.074cm" svg:y="18.919cm">
            <text:p text:style-name="P1"><text:span text:style-name="T1">STEP 5</text:span></text:p>
          </draw:rect>
          <draw:rect draw:style-name="gr10" draw:text-style-name="P3" draw:layer="layout" svg:width="15.747cm" svg:height="4.961cm" draw:transform="rotate (-1.5707963267949) translate (27.035cm 3.172cm)">
            <text:p/>
          </draw:rect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11" draw:text-style-name="P2" draw:layer="layout" svg:width="4.951cm" svg:height="0.5cm" svg:x="17.121cm" svg:y="18.918cm">
            <text:p text:style-name="P1"><text:span text:style-name="T1">STEP 4</text:span></text:p>
          </draw:rect>
          <draw:rect draw:style-name="gr12" draw:text-style-name="P3" draw:layer="layout" svg:width="15.747cm" svg:height="4.961cm" draw:transform="rotate (-1.5707963267949) translate (22.082cm 3.171cm)">
            <text:p/>
          </draw:rect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13" draw:text-style-name="P2" draw:layer="layout" svg:width="4.951cm" svg:height="0.5cm" svg:x="12.168cm" svg:y="18.917cm">
            <text:p text:style-name="P1"><text:span text:style-name="T1">STEP 3</text:span></text:p>
          </draw:rect>
          <draw:rect draw:style-name="gr14" draw:text-style-name="P3" draw:layer="layout" svg:width="15.747cm" svg:height="4.961cm" draw:transform="rotate (-1.5707963267949) translate (17.129cm 3.17cm)">
            <text:p/>
          </draw:rect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15" draw:text-style-name="P2" draw:layer="layout" svg:width="4.951cm" svg:height="0.5cm" svg:x="7.215cm" svg:y="18.916cm">
            <text:p text:style-name="P1"><text:span text:style-name="T1">STEP 2</text:span></text:p>
          </draw:rect>
          <draw:rect draw:style-name="gr16" draw:text-style-name="P3" draw:layer="layout" svg:width="15.747cm" svg:height="4.961cm" draw:transform="rotate (-1.5707963267949) translate (12.176cm 3.169cm)">
            <text:p/>
          </draw:rect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17" draw:text-style-name="P2" draw:layer="layout" svg:width="4.951cm" svg:height="0.5cm" svg:x="2.269cm" svg:y="18.915cm">
            <text:p text:style-name="P1"><text:span text:style-name="T1">STEP 1</text:span></text:p>
          </draw:rect>
          <draw:rect draw:style-name="gr18" draw:text-style-name="P3" draw:layer="layout" svg:width="15.747cm" svg:height="4.961cm" draw:transform="rotate (-1.5707963267949) translate (7.23cm 3.168cm)">
            <text:p/>
          </draw:rect>
        </draw:g>
        <draw:rect draw:style-name="gr19" draw:text-style-name="P4" draw:layer="layout" svg:width="27.7cm" svg:height="0.762cm" svg:x="1cm" svg:y="1.027cm">
          <text:p text:style-name="P1"><text:span text:style-name="T2">WORKFLOW MATRIX DIAGRAM</text:span></text:p>
        </draw:rect>
        <draw:rect draw:style-name="gr20" draw:text-style-name="P3" draw:layer="layout" svg:width="27.7cm" svg:height="0.762cm" svg:x="1cm" svg:y="1.789cm">
          <text:p text:style-name="P1"><text:span text:style-name="T3">Objective : </text:span><text:span text:style-name="T4">The workflow of a system, mecanism of components ordered by </text:span><text:span text:style-name="T5">horizontal steps</text:span><text:span text:style-name="T4"> and </text:span><text:span text:style-name="T5">vertical levels</text:span></text:p>
        </draw:rect>
        <draw:g draw:name="procedure" xml:id="id5" draw:id="id5">
          <svg:title>procedure</svg:title>
          <svg:desc>Procedure : Identfier number step and Tasks / Operations
-&gt; From Data Flow symbol </svg:desc>
          <draw:rect draw:style-name="gr21" draw:text-style-name="P5" draw:layer="layout" svg:width="2.5cm" svg:height="0.5cm" svg:x="3.961cm" svg:y="16.256cm">
            <text:p text:style-name="P1"><text:span text:style-name="T6">GET INPUT</text:span></text:p>
          </draw:rect>
          <draw:rect draw:style-name="gr22" draw:text-style-name="P2" draw:layer="layout" svg:width="1cm" svg:height="0.5cm" svg:x="2.961cm" svg:y="16.256cm">
            <text:p text:style-name="P1"><text:span text:style-name="T1">1</text:span></text:p>
          </draw:rect>
          <draw:rect draw:style-name="gr23" draw:text-style-name="P3" draw:layer="layout" svg:width="3.5cm" svg:height="0.5cm" svg:x="2.961cm" svg:y="16.756cm">
            <svg:title>process-message</svg:title>
            <svg:desc>Process/Message : Action, Message, Use case, Notification
-&gt; From UML Action symbol </svg:desc>
            <text:p text:style-name="P1"><text:span text:style-name="T7">Constants,Variables,Objects</text:span></text:p>
          </draw:rect>
        </draw:g>
        <draw:g draw:name="procedure" xml:id="id7" draw:id="id7">
          <svg:title>procedure</svg:title>
          <svg:desc>Procedure : Identfier number step and Tasks / Operations
-&gt; From Data Flow symbol </svg:desc>
          <draw:rect draw:style-name="gr24" draw:text-style-name="P5" draw:layer="layout" svg:width="2.5cm" svg:height="0.5cm" svg:x="23.773cm" svg:y="4.699cm">
            <text:p text:style-name="P1"><text:span text:style-name="T6">SET OUTPUT</text:span></text:p>
          </draw:rect>
          <draw:rect draw:style-name="gr25" draw:text-style-name="P2" draw:layer="layout" svg:width="1cm" svg:height="0.5cm" svg:x="22.773cm" svg:y="4.699cm">
            <text:p text:style-name="P1"><text:span text:style-name="T1">5</text:span></text:p>
          </draw:rect>
          <draw:rect draw:style-name="gr26" draw:text-style-name="P3" draw:layer="layout" svg:width="3.5cm" svg:height="0.5cm" svg:x="22.773cm" svg:y="5.199cm">
            <svg:title>process-message</svg:title>
            <svg:desc>Process/Message : Action, Message, Use case, Notification
-&gt; From UML Action symbol </svg:desc>
            <text:p text:style-name="P1"><text:span text:style-name="T7">Variables, Objects</text:span></text:p>
          </draw:rect>
        </draw:g>
        <draw:g draw:name="procedure" xml:id="id3" draw:id="id3">
          <svg:title>procedure</svg:title>
          <svg:desc>Procedure : Identfier number step and Tasks / Operations
-&gt; From Data Flow symbol </svg:desc>
          <draw:rect draw:style-name="gr27" draw:text-style-name="P5" draw:layer="layout" svg:width="3.338cm" svg:height="0.5cm" svg:x="13.51cm" svg:y="7.659cm">
            <text:p text:style-name="P1"><text:span text:style-name="T6">DO ITERATIONS</text:span></text:p>
          </draw:rect>
          <draw:rect draw:style-name="gr28" draw:text-style-name="P2" draw:layer="layout" svg:width="1cm" svg:height="0.5cm" svg:x="12.51cm" svg:y="7.659cm">
            <text:p text:style-name="P1"><text:span text:style-name="T1">3</text:span></text:p>
          </draw:rect>
          <draw:rect draw:style-name="gr29" draw:text-style-name="P3" draw:layer="layout" svg:width="4.338cm" svg:height="6.476cm" svg:x="12.51cm" svg:y="8.159cm">
            <svg:title>process-message</svg:title>
            <svg:desc>Process/Message : Action, Message, Use case, Notification
-&gt; From UML Action symbol </svg:desc>
            <text:p text:style-name="P1"><text:span text:style-name="T7">Description</text:span></text:p>
          </draw:rect>
        </draw:g>
        <draw:g draw:name="procedure" xml:id="id4" draw:id="id4">
          <svg:title>procedure</svg:title>
          <svg:desc>Procedure : Identfier number step and Tasks / Operations
-&gt; From Data Flow symbol </svg:desc>
          <draw:rect draw:style-name="gr30" draw:text-style-name="P5" draw:layer="layout" svg:width="2.5cm" svg:height="0.5cm" svg:x="18.947cm" svg:y="5.572cm">
            <text:p text:style-name="P1"><text:span text:style-name="T6">FILTER OUTPUT</text:span></text:p>
          </draw:rect>
          <draw:rect draw:style-name="gr31" draw:text-style-name="P2" draw:layer="layout" svg:width="1cm" svg:height="0.5cm" svg:x="17.947cm" svg:y="5.572cm">
            <text:p text:style-name="P1"><text:span text:style-name="T1">4</text:span></text:p>
          </draw:rect>
          <draw:rect draw:style-name="gr32" draw:text-style-name="P3" draw:layer="layout" svg:width="3.5cm" svg:height="0.5cm" svg:x="17.947cm" svg:y="6.072cm">
            <svg:title>process-message</svg:title>
            <svg:desc>Process/Message : Action, Message, Use case, Notification
-&gt; From UML Action symbol </svg:desc>
            <text:p text:style-name="P1"><text:span text:style-name="T7">Sanitize</text:span></text:p>
          </draw:rect>
        </draw:g>
        <draw:g draw:name="procedure" xml:id="id1" draw:id="id1">
          <svg:title>procedure</svg:title>
          <svg:desc>Procedure : Identfier number step and Tasks / Operations
-&gt; From Data Flow symbol </svg:desc>
          <draw:rect draw:style-name="gr33" draw:text-style-name="P5" draw:layer="layout" svg:width="2.5cm" svg:height="0.5cm" svg:x="13.938cm" svg:y="12.446cm">
            <text:p text:style-name="P1"><text:span text:style-name="T6">IF CONDITION</text:span></text:p>
          </draw:rect>
          <draw:rect draw:style-name="gr34" draw:text-style-name="P2" draw:layer="layout" svg:width="1cm" svg:height="0.5cm" svg:x="12.938cm" svg:y="12.446cm">
            <text:p text:style-name="P1"><text:span text:style-name="T1">3.1</text:span></text:p>
          </draw:rect>
          <draw:rect draw:style-name="gr35" draw:text-style-name="P3" draw:layer="layout" svg:width="3.5cm" svg:height="0.5cm" svg:x="12.938cm" svg:y="12.946cm">
            <svg:title>process-message</svg:title>
            <svg:desc>Process/Message : Action, Message, Use case, Notification
-&gt; From UML Action symbol </svg:desc>
            <text:p text:style-name="P1"><text:span text:style-name="T7">Description</text:span></text:p>
          </draw:rect>
        </draw:g>
        <draw:g draw:name="procedure" xml:id="id2" draw:id="id2">
          <svg:title>procedure</svg:title>
          <svg:desc>Procedure : Identfier number step and Tasks / Operations
-&gt; From Data Flow symbol </svg:desc>
          <draw:rect draw:style-name="gr36" draw:text-style-name="P5" draw:layer="layout" svg:width="2.5cm" svg:height="0.5cm" svg:x="13.928cm" svg:y="8.89cm">
            <text:p text:style-name="P1"><text:span text:style-name="T6">PROCESS</text:span></text:p>
          </draw:rect>
          <draw:rect draw:style-name="gr37" draw:text-style-name="P2" draw:layer="layout" svg:width="1cm" svg:height="0.5cm" svg:x="12.928cm" svg:y="8.89cm">
            <text:p text:style-name="P1"><text:span text:style-name="T1">3.2</text:span></text:p>
          </draw:rect>
          <draw:rect draw:style-name="gr38" draw:text-style-name="P3" draw:layer="layout" svg:width="3.5cm" svg:height="0.5cm" svg:x="12.928cm" svg:y="9.39cm">
            <svg:title>process-message</svg:title>
            <svg:desc>Process/Message : Action, Message, Use case, Notification
-&gt; From UML Action symbol </svg:desc>
            <text:p text:style-name="P1"><text:span text:style-name="T7">Description</text:span></text:p>
          </draw:rect>
        </draw:g>
        <draw:connector draw:name="connector" draw:style-name="gr39" draw:text-style-name="P6" draw:layer="layout" svg:x1="14.688cm" svg:y1="12.446cm" svg:x2="14.678cm" svg:y2="9.89cm" draw:start-shape="id1" draw:start-glue-point="0" draw:end-shape="id2" draw:end-glue-point="2" svg:d="M14688 12446v-1278h-10v-1278" svg:viewBox="0 0 11 255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40" draw:text-style-name="P6" draw:layer="layout" svg:x1="14.679cm" svg:y1="7.659cm" svg:x2="17.947cm" svg:y2="6.072cm" draw:start-shape="id3" draw:start-glue-point="0" draw:end-shape="id4" draw:end-glue-point="3" svg:d="M14679 7659v-1587h3268" svg:viewBox="0 0 3269 158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41" draw:text-style-name="P6" draw:layer="layout" svg:x1="6.461cm" svg:y1="16.756cm" svg:x2="7.914cm" svg:y2="16.883cm" draw:start-shape="id5" draw:start-glue-point="1" draw:end-shape="id6" draw:end-glue-point="3" svg:d="M6461 16756h734v127h719" svg:viewBox="0 0 1454 12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42" draw:text-style-name="P6" draw:layer="layout" svg:x1="21.447cm" svg:y1="6.072cm" svg:x2="22.773cm" svg:y2="5.199cm" draw:start-shape="id4" draw:start-glue-point="1" draw:end-shape="id7" draw:end-glue-point="3" svg:d="M21447 6072h663v-873h663" svg:viewBox="0 0 1327 874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procedure" xml:id="id6" draw:id="id6">
          <svg:title>procedure</svg:title>
          <svg:desc>Procedure : Identfier number step and Tasks / Operations
-&gt; From Data Flow symbol </svg:desc>
          <draw:rect draw:style-name="gr43" draw:text-style-name="P5" draw:layer="layout" svg:width="2.5cm" svg:height="0.5cm" svg:x="8.914cm" svg:y="16.383cm">
            <text:p text:style-name="P1"><text:span text:style-name="T6">FILTER INPUT</text:span></text:p>
          </draw:rect>
          <draw:rect draw:style-name="gr44" draw:text-style-name="P2" draw:layer="layout" svg:width="1cm" svg:height="0.5cm" svg:x="7.914cm" svg:y="16.383cm">
            <text:p text:style-name="P1"><text:span text:style-name="T1">2</text:span></text:p>
          </draw:rect>
          <draw:rect draw:style-name="gr45" draw:text-style-name="P3" draw:layer="layout" svg:width="3.5cm" svg:height="0.5cm" svg:x="7.914cm" svg:y="16.883cm">
            <svg:title>process-message</svg:title>
            <svg:desc>Process/Message : Action, Message, Use case, Notification
-&gt; From UML Action symbol </svg:desc>
            <text:p text:style-name="P1"><text:span text:style-name="T7">Constraint</text:span></text:p>
          </draw:rect>
        </draw:g>
        <draw:connector draw:name="connector" draw:style-name="gr46" draw:text-style-name="P6" draw:layer="layout" svg:x1="9.664cm" svg:y1="16.383cm" svg:x2="14.679cm" svg:y2="14.635cm" draw:start-shape="id6" draw:start-glue-point="0" draw:end-shape="id3" draw:end-glue-point="2" svg:d="M9664 16383v-874h5015v-874" svg:viewBox="0 0 5016 1749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Clear and clean logo">
          <svg:title>Clear and Sane logo</svg:title>
          <svg:desc>logotype</svg:desc>
          <draw:custom-shape draw:style-name="gr47" draw:text-style-name="P7" draw:layer="layout" svg:width="1.524cm" svg:height="0.786cm" svg:x="3.386cm" svg:y="0.994cm">
            <text:p text:style-name="P1"><text:span text:style-name="T8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" draw:layer="layout" svg:width="1.524cm" svg:height="0.786cm" svg:x="3.386cm" svg:y="1.756cm">
            <text:p text:style-name="P1"><text:span text:style-name="T9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9" draw:layer="layout" svg:width="0.356cm" svg:height="0.356cm" svg:x="3.97cm" svg:y="1.59cm">
            <text:p text:style-name="P1"><text:span text:style-name="T10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1" draw:layer="layout" svg:width="2.047cm" svg:height="0.607cm" svg:x="3.16cm" svg:y="2.458cm">
            <draw:text-box>
              <text:p text:style-name="P10"><text:span text:style-name="T11">Framework</text:span></text:p>
            </draw:text-box>
          </draw:frame>
        </draw:g>
        <draw:g draw:name="procedure">
          <svg:title>procedure</svg:title>
          <svg:desc>Procedure : Identfier number step and Tasks / Operations
-&gt; From Data Flow symbol </svg:desc>
          <draw:rect draw:style-name="gr51" draw:text-style-name="P5" draw:layer="layout" svg:width="2.5cm" svg:height="0.5cm" svg:x="3.961cm" svg:y="17.637cm">
            <text:p text:style-name="P1"><text:span text:style-name="T6">INCLUDE</text:span></text:p>
          </draw:rect>
          <draw:rect draw:style-name="gr52" draw:text-style-name="P2" draw:layer="layout" svg:width="1cm" svg:height="0.5cm" svg:x="2.961cm" svg:y="17.637cm">
            <text:p text:style-name="P1"><text:span text:style-name="T1">0</text:span></text:p>
          </draw:rect>
          <draw:rect draw:style-name="gr53" draw:text-style-name="P3" draw:layer="layout" svg:width="3.5cm" svg:height="0.5cm" svg:x="2.961cm" svg:y="18.137cm">
            <svg:title>process-message</svg:title>
            <svg:desc>Process/Message : Action, Message, Use case, Notification
-&gt; From UML Action symbol </svg:desc>
            <text:p text:style-name="P1"><text:span text:style-name="T7">Dependencies</text:span></text:p>
          </draw:rect>
        </draw:g>
        <draw:connector draw:name="connector" draw:style-name="gr54" draw:text-style-name="P6" draw:layer="layout" svg:x1="12.938cm" svg:y1="12.946cm" svg:x2="4.711cm" svg:y2="16.256cm" draw:start-shape="id1" draw:start-glue-point="3" draw:end-shape="id5" draw:end-glue-point="0" svg:d="M12938 12946h-8227v3310" svg:viewBox="0 0 8228 3311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7-09-27T03:24:52.866000000</dc:date>
    <meta:editing-duration>PT2H24M21S</meta:editing-duration>
    <meta:editing-cycles>20</meta:editing-cycles>
    <meta:generator>LibreOffice/4.2.7.2$Windows_x86 LibreOffice_project/933c0aa564ec4f8883ed5732c866db48dca4dac5</meta:generator>
    <meta:document-statistic meta:object-count="72"/>
  </office:meta>
</office:document-meta>
</file>